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3.7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8.626cm" svg:height="10.792cm" svg:x="11.952cm" svg:y="6.075cm">
            <draw:object draw:notify-on-update-of-ranges="Sheet1.G4:Sheet1.G18 Sheet1.H4:Sheet1.H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+----------+----------------+----------+</text:p>
          </table:table-cell>
          <table:table-cell table:number-columns-repeated="14"/>
          <table:table-cell office:value-type="string" calcext:value-type="string">
            <text:p>+----------+----------------+----------+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alarmsAC </text:p>
          </table:table-cell>
          <table:table-cell office:value-type="string" calcext:value-type="string">
            <text:p><text:s/>alarmsLinkDown </text:p>
          </table:table-cell>
          <table:table-cell office:value-type="string" calcext:value-type="string">
            <text:p><text:s/>COUNT(*) </text:p>
          </table:table-cell>
          <table:table-cell table:number-columns-repeated="7"/>
          <table:table-cell office:value-type="string" calcext:value-type="string">
            <text:p><text:s/>alarmsAC </text:p>
          </table:table-cell>
          <table:table-cell office:value-type="string" calcext:value-type="string">
            <text:p><text:s/>alarmsLinkDown </text:p>
          </table:table-cell>
          <table:table-cell office:value-type="string" calcext:value-type="string">
            <text:p><text:s/>COUNT(*) </text:p>
          </table:table-cell>
          <table:table-cell table:number-columns-repeated="2"/>
          <table:table-cell office:value-type="string" calcext:value-type="string">
            <text:p><text:s/>alarmsAC </text:p>
          </table:table-cell>
          <table:table-cell office:value-type="string" calcext:value-type="string">
            <text:p><text:s/>alarmsLinkDown </text:p>
          </table:table-cell>
          <table:table-cell office:value-type="string" calcext:value-type="string">
            <text:p><text:s/>COUNT(*) </text:p>
          </table:table-cell>
        </table:table-row>
        <table:table-row table:style-name="ro1">
          <table:table-cell office:value-type="string" calcext:value-type="string">
            <text:p>+----------+----------------+----------+</text:p>
          </table:table-cell>
          <table:table-cell table:number-columns-repeated="5"/>
          <table:table-cell office:value-type="string" calcext:value-type="string">
            <text:p>Secs</text:p>
          </table:table-cell>
          <table:table-cell table:number-columns-repeated="8"/>
          <table:table-cell office:value-type="string" calcext:value-type="string">
            <text:p>+----------+----------------+----------+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31" calcext:value-type="float">
            <text:p>663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12679765039498" calcext:value-type="float">
            <text:p>0.002126797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10" calcext:value-type="float">
            <text:p>61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44" calcext:value-type="float">
            <text:p>524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96" calcext:value-type="float">
            <text:p>79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435487137938019" calcext:value-type="float">
            <text:p>0.004354871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0141786510026332" calcext:value-type="float">
            <text:p>0.01417865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0208628721895888" calcext:value-type="float">
            <text:p>0.020862872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.0903382621024914" calcext:value-type="float">
            <text:p>0.090338262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0.100162041725744" calcext:value-type="float">
            <text:p>0.100162041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0.113631760178246" calcext:value-type="float">
            <text:p>0.113631760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57" calcext:value-type="float">
            <text:p>357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office:value-type="float" office:value="0.124265748430221" calcext:value-type="float">
            <text:p>0.124265748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48" calcext:value-type="float">
            <text:p>44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960" calcext:value-type="float">
            <text:p>960</text:p>
          </table:table-cell>
          <table:table-cell office:value-type="float" office:value="0.131760178245898" calcext:value-type="float">
            <text:p>0.131760178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0.143103099048005" calcext:value-type="float">
            <text:p>0.14310309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840" calcext:value-type="float">
            <text:p>3840</text:p>
          </table:table-cell>
          <table:table-cell office:value-type="float" office:value="0.161231517115657" calcext:value-type="float">
            <text:p>0.161231517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G14]*2" office:value-type="float" office:value="7680" calcext:value-type="float">
            <text:p>7680</text:p>
          </table:table-cell>
          <table:table-cell office:value-type="float" office:value="0.192627101478631" calcext:value-type="float">
            <text:p>0.192627101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5]*2" office:value-type="float" office:value="15360" calcext:value-type="float">
            <text:p>15360</text:p>
          </table:table-cell>
          <table:table-cell office:value-type="float" office:value="0.237289852136925" calcext:value-type="float">
            <text:p>0.2372898521</text:p>
          </table:table-cell>
          <table:table-cell table:number-columns-repeated="3"/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41" calcext:value-type="float">
            <text:p>241</text:p>
          </table:table-cell>
          <table:table-cell table:number-columns-repeated="2"/>
          <table:table-cell table:formula="of:=[.G16]*2" office:value-type="float" office:value="30720" calcext:value-type="float">
            <text:p>30720</text:p>
          </table:table-cell>
          <table:table-cell office:value-type="float" office:value="0.30352440753494" calcext:value-type="float">
            <text:p>0.303524407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table:formula="of:=[.G17]*2" office:value-type="float" office:value="61440" calcext:value-type="float">
            <text:p>61440</text:p>
          </table:table-cell>
          <table:table-cell office:value-type="float" office:value="0.407534940247114" calcext:value-type="float">
            <text:p>0.407534940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07" calcext:value-type="float">
            <text:p>30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83" calcext:value-type="float">
            <text:p>18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103" calcext:value-type="float">
            <text:p>10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30" calcext:value-type="float">
            <text:p>330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48" calcext:value-type="float">
            <text:p>34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54" calcext:value-type="float">
            <text:p>354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54" calcext:value-type="float">
            <text:p>35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60" calcext:value-type="float">
            <text:p>360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66" calcext:value-type="float">
            <text:p>366</text:p>
          </table:table-cell>
          <table:table-cell office:value-type="float" office:value="17" calcext:value-type="float">
            <text:p>17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66" calcext:value-type="float">
            <text:p>366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72" calcext:value-type="float">
            <text:p>372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72" calcext:value-type="float">
            <text:p>372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78" calcext:value-type="float">
            <text:p>378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78" calcext:value-type="float">
            <text:p>378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90" calcext:value-type="float">
            <text:p>390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426" calcext:value-type="float">
            <text:p>4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52" calcext:value-type="float">
            <text:p>2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08" calcext:value-type="float">
            <text:p>408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456" calcext:value-type="float">
            <text:p>4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534" calcext:value-type="float">
            <text:p>5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68" calcext:value-type="float">
            <text:p>468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68" calcext:value-type="float">
            <text:p>468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552" calcext:value-type="float">
            <text:p>5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74" calcext:value-type="float">
            <text:p>47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588" calcext:value-type="float">
            <text:p>58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6" calcext:value-type="float">
            <text:p>4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6" calcext:value-type="float">
            <text:p>486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624" calcext:value-type="float">
            <text:p>6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92" calcext:value-type="float">
            <text:p>492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92" calcext:value-type="float">
            <text:p>49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672" calcext:value-type="float">
            <text:p>67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98" calcext:value-type="float">
            <text:p>498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678" calcext:value-type="float">
            <text:p>6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98" calcext:value-type="float">
            <text:p>498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678" calcext:value-type="float">
            <text:p>6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690" calcext:value-type="float">
            <text:p>6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04" calcext:value-type="float">
            <text:p>504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696" calcext:value-type="float">
            <text:p>69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04" calcext:value-type="float">
            <text:p>504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696" calcext:value-type="float">
            <text:p>69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702" calcext:value-type="float">
            <text:p>70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708" calcext:value-type="float">
            <text:p>7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714" calcext:value-type="float">
            <text:p>71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76" calcext:value-type="float">
            <text:p>5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+----------+----------------+----------+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4" calcext:value-type="float">
            <text:p>5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726" calcext:value-type="float">
            <text:p>72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726" calcext:value-type="float">
            <text:p>7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24" calcext:value-type="float">
            <text:p>6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732" calcext:value-type="float">
            <text:p>73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732" calcext:value-type="float">
            <text:p>7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48" calcext:value-type="float">
            <text:p>6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738" calcext:value-type="float">
            <text:p>73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738" calcext:value-type="float">
            <text:p>73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66" calcext:value-type="float">
            <text:p>6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744" calcext:value-type="float">
            <text:p>7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744" calcext:value-type="float">
            <text:p>7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750" calcext:value-type="float">
            <text:p>7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02" calcext:value-type="float">
            <text:p>7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756" calcext:value-type="float">
            <text:p>75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756" calcext:value-type="float">
            <text:p>7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756" calcext:value-type="float">
            <text:p>7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26" calcext:value-type="float">
            <text:p>7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762" calcext:value-type="float">
            <text:p>76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32" calcext:value-type="float">
            <text:p>7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768" calcext:value-type="float">
            <text:p>7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768" calcext:value-type="float">
            <text:p>7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56" calcext:value-type="float">
            <text:p>7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774" calcext:value-type="float">
            <text:p>77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56" calcext:value-type="float">
            <text:p>7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780" calcext:value-type="float">
            <text:p>78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780" calcext:value-type="float">
            <text:p>78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92" calcext:value-type="float">
            <text:p>7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786" calcext:value-type="float">
            <text:p>7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792" calcext:value-type="float">
            <text:p>79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16" calcext:value-type="float">
            <text:p>8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810" calcext:value-type="float">
            <text:p>8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46" calcext:value-type="float">
            <text:p>8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58" calcext:value-type="float">
            <text:p>8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88" calcext:value-type="float">
            <text:p>8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846" calcext:value-type="float">
            <text:p>8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06" calcext:value-type="float">
            <text:p>9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846" calcext:value-type="float">
            <text:p>8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852" calcext:value-type="float">
            <text:p>85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858" calcext:value-type="float">
            <text:p>8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42" calcext:value-type="float">
            <text:p>9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54" calcext:value-type="float">
            <text:p>9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888" calcext:value-type="float">
            <text:p>8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894" calcext:value-type="float">
            <text:p>8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72" calcext:value-type="float">
            <text:p>9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906" calcext:value-type="float">
            <text:p>9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96" calcext:value-type="float">
            <text:p>9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918" calcext:value-type="float">
            <text:p>9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26" calcext:value-type="float">
            <text:p>1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948" calcext:value-type="float">
            <text:p>9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38" calcext:value-type="float">
            <text:p>1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44" calcext:value-type="float">
            <text:p>10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966" calcext:value-type="float">
            <text:p>96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972" calcext:value-type="float">
            <text:p>97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56" calcext:value-type="float">
            <text:p>10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972" calcext:value-type="float">
            <text:p>97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62" calcext:value-type="float">
            <text:p>10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978" calcext:value-type="float">
            <text:p>97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62" calcext:value-type="float">
            <text:p>10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978" calcext:value-type="float">
            <text:p>97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74" calcext:value-type="float">
            <text:p>10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978" calcext:value-type="float">
            <text:p>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86" calcext:value-type="float">
            <text:p>10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92" calcext:value-type="float">
            <text:p>10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04" calcext:value-type="float">
            <text:p>11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990" calcext:value-type="float">
            <text:p>99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152" calcext:value-type="float">
            <text:p>11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158" calcext:value-type="float">
            <text:p>11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996" calcext:value-type="float">
            <text:p>99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88" calcext:value-type="float">
            <text:p>11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188" calcext:value-type="float">
            <text:p>11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1032" calcext:value-type="float">
            <text:p>10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194" calcext:value-type="float">
            <text:p>11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1038" calcext:value-type="float">
            <text:p>10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1218" calcext:value-type="float">
            <text:p>12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1224" calcext:value-type="float">
            <text:p>12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1236" calcext:value-type="float">
            <text:p>12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1266" calcext:value-type="float">
            <text:p>12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1272" calcext:value-type="float">
            <text:p>1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1278" calcext:value-type="float">
            <text:p>12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1308" calcext:value-type="float">
            <text:p>1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1314" calcext:value-type="float">
            <text:p>13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1320" calcext:value-type="float">
            <text:p>13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1326" calcext:value-type="float">
            <text:p>13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1344" calcext:value-type="float">
            <text:p>13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1356" calcext:value-type="float">
            <text:p>13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1368" calcext:value-type="float">
            <text:p>1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1374" calcext:value-type="float">
            <text:p>13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1392" calcext:value-type="float">
            <text:p>1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1398" calcext:value-type="float">
            <text:p>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1410" calcext:value-type="float">
            <text:p>14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1416" calcext:value-type="float">
            <text:p>14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1416" calcext:value-type="float">
            <text:p>14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1422" calcext:value-type="float">
            <text:p>14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1428" calcext:value-type="float">
            <text:p>14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1428" calcext:value-type="float">
            <text:p>14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1434" calcext:value-type="float">
            <text:p>14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1434" calcext:value-type="float">
            <text:p>14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1440" calcext:value-type="float">
            <text:p>14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1446" calcext:value-type="float">
            <text:p>144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1446" calcext:value-type="float">
            <text:p>14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1446" calcext:value-type="float">
            <text:p>14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1452" calcext:value-type="float">
            <text:p>145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1452" calcext:value-type="float">
            <text:p>14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1452" calcext:value-type="float">
            <text:p>14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1458" calcext:value-type="float">
            <text:p>14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1470" calcext:value-type="float">
            <text:p>14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1476" calcext:value-type="float">
            <text:p>14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1482" calcext:value-type="float">
            <text:p>14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1488" calcext:value-type="float">
            <text:p>14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1488" calcext:value-type="float">
            <text:p>14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1488" calcext:value-type="float">
            <text:p>14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1494" calcext:value-type="float">
            <text:p>149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1494" calcext:value-type="float">
            <text:p>14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1506" calcext:value-type="float">
            <text:p>15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1506" calcext:value-type="float">
            <text:p>15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1506" calcext:value-type="float">
            <text:p>15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1512" calcext:value-type="float">
            <text:p>15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1512" calcext:value-type="float">
            <text:p>15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1542" calcext:value-type="float">
            <text:p>15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1554" calcext:value-type="float">
            <text:p>15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1566" calcext:value-type="float">
            <text:p>15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1578" calcext:value-type="float">
            <text:p>15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1614" calcext:value-type="float">
            <text:p>16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1620" calcext:value-type="float">
            <text:p>16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1644" calcext:value-type="float">
            <text:p>16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+----------+----------------+----------+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18:56:04.997735844</meta:creation-date>
    <dc:date>2015-04-13T19:43:07.896420807</dc:date>
    <meta:editing-duration>PT12M32S</meta:editing-duration>
    <meta:editing-cycles>3</meta:editing-cycles>
    <meta:generator>LibreOffice/4.2.7.2$Linux_X86_64 LibreOffice_project/420m0$Build-2</meta:generator>
    <meta:document-statistic meta:table-count="1" meta:cell-count="25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8.627cm" svg:height="10.793cm" xlink:href=".." xlink:type="simple" chart:class="chart:line" chart:style-name="ch1">
        <chart:plot-area chart:style-name="ch2" table:cell-range-address="Sheet1.G4:Sheet1.H18" chart:data-source-has-labels="column" svg:x="0.372cm" svg:y="0.215cm" svg:width="17.883cm" svg:height="10.363cm">
          <chartooo:coordinate-region svg:x="1.284cm" svg:y="0.414cm" svg:width="16.506cm" svg:height="9.517cm"/>
          <chart:axis chart:dimension="x" chart:name="primary-x" chart:style-name="ch3" chartooo:axis-type="auto">
            <chartooo:date-scale/>
            <chart:categories table:cell-range-address="Sheet1.G4:Sheet1.G18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H4:Sheet1.H18" chart:class="chart:line">
            <chart:data-point chart:repeated="1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G4:Sheet1.G18</svg:desc>
                </draw:g>
              </table:table-cell>
              <table:table-cell office:value-type="float" office:value="0.00212679765039498">
                <text:p>0.00212679765039498</text:p>
                <draw:g>
                  <svg:desc>Sheet1.H4:Sheet1.H1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435487137938019">
                <text:p>0.004354871379380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141786510026332">
                <text:p>0.014178651002633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208628721895888">
                <text:p>0.020862872189588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903382621024914">
                <text:p>0.090338262102491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100162041725744">
                <text:p>0.10016204172574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113631760178246">
                <text:p>0.113631760178246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124265748430221">
                <text:p>0.124265748430221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131760178245898">
                <text:p>0.131760178245898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0.143103099048005">
                <text:p>0.143103099048005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0.161231517115657">
                <text:p>0.161231517115657</text:p>
              </table:table-cell>
            </table:table-row>
            <table:table-row>
              <table:table-cell office:value-type="float" office:value="7680">
                <text:p>7680</text:p>
              </table:table-cell>
              <table:table-cell office:value-type="float" office:value="0.192627101478631">
                <text:p>0.192627101478631</text:p>
              </table:table-cell>
            </table:table-row>
            <table:table-row>
              <table:table-cell office:value-type="float" office:value="15360">
                <text:p>15360</text:p>
              </table:table-cell>
              <table:table-cell office:value-type="float" office:value="0.237289852136925">
                <text:p>0.237289852136925</text:p>
              </table:table-cell>
            </table:table-row>
            <table:table-row>
              <table:table-cell office:value-type="float" office:value="30720">
                <text:p>30720</text:p>
              </table:table-cell>
              <table:table-cell office:value-type="float" office:value="0.30352440753494">
                <text:p>0.30352440753494</text:p>
              </table:table-cell>
            </table:table-row>
            <table:table-row>
              <table:table-cell office:value-type="float" office:value="61440">
                <text:p>61440</text:p>
              </table:table-cell>
              <table:table-cell office:value-type="float" office:value="0.407534940247114">
                <text:p>0.4075349402471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